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42300000063F16A6296E8FA6AF7.jpg" manifest:media-type="image/jpeg"/>
  <manifest:file-entry manifest:full-path="Pictures/1000000000000421000003198061C09E59589771.jpg" manifest:media-type="image/jpe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ohit Devanagari" svg:font-family="'Lohit Devanagari'" style:font-pitch="variable"/>
    <style:font-face style:name="Noto Sans CJK SC1" svg:font-family="'Noto Sans CJK SC'" style:font-pitch="variable"/>
    <style:font-face style:name="Noto Serif CJK SC" svg:font-family="'Noto Serif CJK SC'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ights-title">
      <style:graphic-properties fo:min-height="3.507cm"/>
      <style:paragraph-properties style:writing-mode="lr-tb"/>
    </style:style>
    <style:style style:name="pr2" style:family="presentation" style:parent-style-name="Lights-subtitle">
      <style:graphic-properties draw:fill-color="#ffffff" fo:min-height="7.492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1-title">
      <style:graphic-properties fo:min-height="3.507cm"/>
      <style:paragraph-properties style:writing-mode="lr-tb"/>
    </style:style>
    <style:style style:name="pr5" style:family="presentation" style:parent-style-name="Lights1-outline1">
      <style:graphic-properties fo:min-height="12.737cm"/>
      <style:paragraph-properties style:writing-mode="lr-tb"/>
    </style:style>
    <style:style style:name="pr6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.499cm" fo:text-indent="0cm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layer="layout" svg:width="25.199cm" svg:height="3.507cm" svg:x="1.4cm" svg:y="5.293cm" presentation:class="title" presentation:user-transformed="true">
          <draw:text-box>
            <text:p>Transações no PostgreSQL</text:p>
          </draw:text-box>
        </draw:frame>
        <draw:frame presentation:style-name="pr2" draw:text-style-name="P1" draw:layer="layout" svg:width="25.199cm" svg:height="7.492cm" svg:x="1.4cm" svg:y="9.6cm" presentation:class="subtitle" presentation:user-transformed="true">
          <draw:text-box>
            <text:p>Comportamento do PostgreSQL em relação a utilização de bloqueios e locks em seus comandos SQL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4" draw:layer="layout" svg:width="25.199cm" svg:height="3.507cm" svg:x="1.4cm" svg:y="1.135cm" presentation:class="title">
          <draw:text-box>
            <text:p>Introdução</text:p>
          </draw:text-box>
        </draw:frame>
        <draw:frame presentation:style-name="pr5" draw:layer="layout" svg:width="25.199cm" svg:height="12.987cm" svg:x="1.4cm" svg:y="5.613cm" presentation:class="outline">
          <draw:text-box>
            <text:list text:style-name="L2">
              <text:list-item>
                <text:p>Demonstraremos os modos de bloqueio e locks que o PostGreSQL utiliza e como estes se comportam. Veremos como obter os Locks por meio de comandos SQL e como o PostgreSQL, cria um Lock de forma inteligente com o objetivo de evitar conflitos de operações entre usuários que acessam os mesmo dado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1" presentation:presentation-page-layout-name="AL2T1">
        <office:forms form:automatic-focus="false" form:apply-design-mode="false"/>
        <draw:frame presentation:style-name="pr4" draw:layer="layout" svg:width="25.199cm" svg:height="3.507cm" svg:x="1.4cm" svg:y="1.135cm" presentation:class="title">
          <draw:text-box>
            <text:p>Bloqueios</text:p>
          </draw:text-box>
        </draw:frame>
        <draw:frame presentation:style-name="pr5" draw:layer="layout" svg:width="25.199cm" svg:height="12.987cm" svg:x="1.4cm" svg:y="5.613cm" presentation:class="outline" presentation:user-transformed="true">
          <draw:text-box>
            <text:list text:style-name="L2">
              <text:list-item>
                <text:p>Bloqueios são utilizados para garantir que as tabelas referenciadas não serão excluídas ou alteradas de forma incompatível enquanto o comando estiver executando</text:p>
              </text:list-item>
              <text:list-item>
                <text:p>Por exemplo, o comando ALTER TABLE não pode executar simultaneamente com outras operações na mesma tabela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1" presentation:presentation-page-layout-name="AL2T1">
        <office:forms form:automatic-focus="false" form:apply-design-mode="false"/>
        <draw:frame presentation:style-name="pr4" draw:layer="layout" svg:width="25.199cm" svg:height="3.507cm" svg:x="1.4cm" svg:y="1.135cm" presentation:class="title">
          <draw:text-box>
            <text:p>Modos de bloqueio</text:p>
          </draw:text-box>
        </draw:frame>
        <draw:frame presentation:style-name="pr5" draw:layer="layout" svg:width="25.199cm" svg:height="12.987cm" svg:x="1.4cm" svg:y="5.613cm" presentation:class="outline" presentation:user-transformed="true">
          <draw:text-box>
            <text:list text:style-name="L2">
              <text:list-item>
                <text:p>O PostgreSQL trabalha com diversos tipos ou modos de bloqueios diretamente vinculados a ações específicas ao programa para controlar o acesso simultâneo aos dados e tabelas.</text:p>
              </text:list-item>
              <text:list-item>
                <text:p>Esses modos podem ser obtidos de forma automática com o controle de transações ou de forma explícita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1" presentation:presentation-page-layout-name="AL2T1">
        <office:forms form:automatic-focus="false" form:apply-design-mode="false"/>
        <draw:frame presentation:style-name="pr4" draw:layer="layout" svg:width="25.199cm" svg:height="3.507cm" svg:x="1.4cm" svg:y="1.135cm" presentation:class="title">
          <draw:text-box>
            <text:p>Modos de bloqueio</text:p>
          </draw:text-box>
        </draw:frame>
        <draw:frame presentation:style-name="pr5" draw:layer="layout" svg:width="25.199cm" svg:height="12.987cm" svg:x="1.4cm" svg:y="5.613cm" presentation:class="outline" presentation:user-transformed="true">
          <draw:text-box>
            <text:list text:style-name="L2">
              <text:list-item>
                <text:p>Vale ressaltar que o modelo MVCC (Multiversion Concurrency Control) (Gerenciamento de Multiversão/Multiusuário) impede que as operações de leitura bloqueiem operações de escrita, e vice-versa. No entanto, as operações que alteram a estrutura da tabela precisarão bloquear qualquer operação de leitura/escrita concomitante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1" presentation:presentation-page-layout-name="AL2T1">
        <office:forms form:automatic-focus="false" form:apply-design-mode="false"/>
        <draw:frame presentation:style-name="pr4" draw:layer="layout" svg:width="25.199cm" svg:height="3.507cm" svg:x="1.4cm" svg:y="1.135cm" presentation:class="title">
          <draw:text-box>
            <text:p>Bloqueios no nível de Tabela</text:p>
          </draw:text-box>
        </draw:frame>
        <draw:frame presentation:style-name="pr5" draw:layer="layout" svg:width="25.199cm" svg:height="12.987cm" svg:x="1.4cm" svg:y="5.613cm" presentation:class="outline" presentation:user-transformed="true">
          <draw:text-box>
            <text:list text:style-name="L2">
              <text:list-item>
                <text:p>ACCESS SHARE</text:p>
                <text:list>
                  <text:list-item>
                    <text:p>O comando SELECT e o comando ANALYZE obtêm um bloqueio neste modo nas tabelas referenciadas. Em geral, qualquer comando que apenas lê a tabela sem modificá-la obtém este modo de bloqueio.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1" presentation:presentation-page-layout-name="AL2T1">
        <office:forms form:automatic-focus="false" form:apply-design-mode="false"/>
        <draw:frame presentation:style-name="pr4" draw:layer="layout" svg:width="25.199cm" svg:height="3.507cm" svg:x="1.4cm" svg:y="1.135cm" presentation:class="title">
          <draw:text-box>
            <text:p>Bloqueios no nível de Tabela</text:p>
          </draw:text-box>
        </draw:frame>
        <draw:frame presentation:style-name="pr5" draw:layer="layout" svg:width="25.199cm" svg:height="12.987cm" svg:x="1.4cm" svg:y="5.613cm" presentation:class="outline" presentation:user-transformed="true">
          <draw:text-box>
            <text:list text:style-name="L2">
              <text:list-item>
                <text:p>ROW SHARE</text:p>
                <text:list>
                  <text:list-item>
                    <text:p>O comando SELECT FOR UPDATE obtém o bloqueio neste modo na(s) tabela(s) de destino (além do bloqueio no modo ACCESS SHARE para as demais tabelas referenciadas mas não selecionadas FOR UPDATE).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1" presentation:presentation-page-layout-name="AL2T1">
        <office:forms form:automatic-focus="false" form:apply-design-mode="false"/>
        <draw:frame presentation:style-name="pr4" draw:layer="layout" svg:width="25.199cm" svg:height="3.507cm" svg:x="1.4cm" svg:y="1.135cm" presentation:class="title">
          <draw:text-box>
            <text:p>Bloqueios no nível de Tabela</text:p>
          </draw:text-box>
        </draw:frame>
        <draw:frame presentation:style-name="pr5" draw:layer="layout" svg:width="25.199cm" svg:height="12.987cm" svg:x="1.4cm" svg:y="5.613cm" presentation:class="outline" presentation:user-transformed="true">
          <draw:text-box>
            <text:list text:style-name="L2">
              <text:list-item>
                <text:p>ROW EXCLUSIVE</text:p>
                <text:list>
                  <text:list-item>
                    <text:p>Os comandos UPDATE, DELETE e INSERT obtêm este modo de bloqueio na tabela de destino (além do modo de bloqueio ACCESS SHARE nas outras tabelas referenciadas). Em geral, este modo de bloqueio é obtido por todos os comandos que alteram os dados da tabela.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1" presentation:presentation-page-layout-name="AL2T1">
        <office:forms form:automatic-focus="false" form:apply-design-mode="false"/>
        <draw:frame presentation:style-name="pr4" draw:layer="layout" svg:width="25.199cm" svg:height="3.507cm" svg:x="1.4cm" svg:y="1.135cm" presentation:class="title">
          <draw:text-box>
            <text:p>Bloqueios no nível de Tabela</text:p>
          </draw:text-box>
        </draw:frame>
        <draw:frame presentation:style-name="pr5" draw:layer="layout" svg:width="25.199cm" svg:height="12.987cm" svg:x="1.4cm" svg:y="5.613cm" presentation:class="outline" presentation:user-transformed="true">
          <draw:text-box>
            <text:list text:style-name="L2">
              <text:list-item>
                <text:p text:style-name="P2">SHARE UPDATE EXCLUSIVE</text:p>
                <text:list>
                  <text:list-item>
                    <text:p>Este modo protege a tabela contra alterações simultâneas nos dados.<text:tab/></text:p>
                  </text:list-item>
                  <text:list-item>
                    <text:p>O comando SELECT e o comando ANALYZE obtêm um bloqueio neste modo nas tabelas referenciadas. Em geral, qualquer comando que apenas lê a tabela sem modificá-la obtém este modo de bloqueio.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ights1" presentation:presentation-page-layout-name="AL2T1">
        <office:forms form:automatic-focus="false" form:apply-design-mode="false"/>
        <draw:frame presentation:style-name="pr4" draw:layer="layout" svg:width="25.199cm" svg:height="3.507cm" svg:x="1.4cm" svg:y="1.135cm" presentation:class="title">
          <draw:text-box>
            <text:p>Bloqueios no nível de Tabela</text:p>
          </draw:text-box>
        </draw:frame>
        <draw:frame presentation:style-name="pr5" draw:layer="layout" svg:width="25.199cm" svg:height="12.987cm" svg:x="1.4cm" svg:y="5.613cm" presentation:class="outline" presentation:user-transformed="true">
          <draw:text-box>
            <text:list text:style-name="L2">
              <text:list-item>
                <text:p>SHARE</text:p>
                <text:list>
                  <text:list-item>
                    <text:p>Este modo protege a tabela contra alterações simultâneas nos dados.</text:p>
                  </text:list-item>
                  <text:list-item>
                    <text:p>Obtido pelo comando CREATE INDEX.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ights1" presentation:presentation-page-layout-name="AL2T1">
        <office:forms form:automatic-focus="false" form:apply-design-mode="false"/>
        <draw:frame presentation:style-name="pr4" draw:layer="layout" svg:width="25.199cm" svg:height="3.507cm" svg:x="1.4cm" svg:y="1.135cm" presentation:class="title">
          <draw:text-box>
            <text:p>Bloqueios no nível de Tabela</text:p>
          </draw:text-box>
        </draw:frame>
        <draw:frame presentation:style-name="pr5" draw:layer="layout" svg:width="25.199cm" svg:height="12.987cm" svg:x="1.4cm" svg:y="5.613cm" presentation:class="outline" presentation:user-transformed="true">
          <draw:text-box>
            <text:list text:style-name="L2">
              <text:list-item>
                <text:p>SHARE ROW EXCLUSIVE</text:p>
                <text:list>
                  <text:list-item>
                    <text:p>Este modo de bloqueio não é obtido automaticamente por nenhum comando do PostgreSQL.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ights1" presentation:presentation-page-layout-name="AL2T1">
        <office:forms form:automatic-focus="false" form:apply-design-mode="false"/>
        <draw:frame presentation:style-name="pr4" draw:layer="layout" svg:width="25.199cm" svg:height="3.507cm" svg:x="1.4cm" svg:y="1.135cm" presentation:class="title">
          <draw:text-box>
            <text:p>Bloqueios no nível de Tabela</text:p>
          </draw:text-box>
        </draw:frame>
        <draw:frame presentation:style-name="pr5" draw:layer="layout" svg:width="25.199cm" svg:height="12.987cm" svg:x="1.4cm" svg:y="5.613cm" presentation:class="outline" presentation:user-transformed="true">
          <draw:text-box>
            <text:list text:style-name="L2">
              <text:list-item>
                <text:p text:style-name="P2">EXCLUSIVE</text:p>
                <text:list>
                  <text:list-item>
                    <text:p>Este modo permite apenas bloqueios ACCESS SHARE simultâneos, ou seja, somente leituras da tabela podem prosseguir em paralelo com uma transação que obteve este modo de bloqueio.<text:tab/></text:p>
                  </text:list-item>
                  <text:list-item>
                    <text:p>Este modo de bloqueio não é obtido automaticamente por nenhum comando do PostgreSQL. Entretanto, é obtido em alguns catálogos do sistema em algumas operações.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ights1" presentation:presentation-page-layout-name="AL2T1">
        <office:forms form:automatic-focus="false" form:apply-design-mode="false"/>
        <draw:frame presentation:style-name="pr4" draw:layer="layout" svg:width="25.199cm" svg:height="3.507cm" svg:x="1.4cm" svg:y="1.135cm" presentation:class="title">
          <draw:text-box>
            <text:p>Bloqueios no nível de Tabela</text:p>
          </draw:text-box>
        </draw:frame>
        <draw:frame presentation:style-name="pr5" draw:layer="layout" svg:width="25.199cm" svg:height="12.987cm" svg:x="1.4cm" svg:y="5.613cm" presentation:class="outline" presentation:user-transformed="true">
          <draw:text-box>
            <text:list text:style-name="L2">
              <text:list-item>
                <text:p>ACCESS EXCLUSIVE</text:p>
                <text:list>
                  <text:list-item>
                    <text:p>Este modo garante que a transação que o obteve é a única acessando a tabela de qualquer forma.</text:p>
                  </text:list-item>
                  <text:list-item>
                    <text:p>Obtido pelos comandos ALTER TABLE, DROP TABLE, REINDEX, CLUSTER e VACUUM FULL. Este é, também, o modo de bloqueio padrão para o comando LOCK TABLE sem a especificação explícita do modo.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ights1" presentation:presentation-page-layout-name="AL2T1">
        <office:forms form:automatic-focus="false" form:apply-design-mode="false"/>
        <draw:frame presentation:style-name="pr4" draw:layer="layout" svg:width="25.199cm" svg:height="3.507cm" svg:x="1.4cm" svg:y="1.135cm" presentation:class="title" presentation:user-transformed="true">
          <draw:text-box>
            <text:p>Bloqueios no nível de Tabela</text:p>
          </draw:text-box>
        </draw:frame>
        <draw:frame presentation:style-name="pr5" draw:layer="layout" svg:width="25.199cm" svg:height="12.987cm" svg:x="1.4cm" svg:y="5.613cm" presentation:class="outline" presentation:user-transformed="true">
          <draw:text-box>
            <text:list text:style-name="L2">
              <text:list-item>
                <text:p>A finalidade de todos esses bloqueios é a mesma: bloquear a tabela contra alterações em sua estrutura.</text:p>
              </text:list-item>
              <text:list-item>
                <text:p>A diferença entre os modos de bloqueio está no conjunto de modos com o qual cada um deles entra em conflito. Por conflito, entende-se uma operação que não pode ser executada ou um bloqueio que não pode ser gerado porque outro bloqueio já foi obtido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ights1" presentation:presentation-page-layout-name="AL2T1">
        <office:forms form:automatic-focus="false" form:apply-design-mode="false"/>
        <draw:frame presentation:style-name="pr4" draw:layer="layout" svg:width="25.199cm" svg:height="3.507cm" svg:x="1.4cm" svg:y="1.135cm" presentation:class="title" presentation:user-transformed="true">
          <draw:text-box>
            <text:p>Bloqueios no nível de Tabela</text:p>
          </draw:text-box>
        </draw:frame>
        <draw:frame presentation:style-name="pr5" draw:layer="layout" svg:width="25.199cm" svg:height="12.987cm" svg:x="1.4cm" svg:y="5.613cm" presentation:class="outline" presentation:user-transformed="true">
          <draw:text-box>
            <text:list text:style-name="L2">
              <text:list-item>
                <text:p>Duas transações não podem obter ao mesmo tempo modos de bloqueio conflitantes na mesma tabela.</text:p>
              </text:list-item>
              <text:list-item>
                <text:p>Já os modos de bloqueio não-conflitantes podem ser obtidos várias vezes e de forma simultânea por muitas transações</text:p>
              </text:list-item>
              <text:list-item>
                <text:p>Uma vez obtido, o modo de bloqueio é mantido até o fim da transação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ights1" presentation:presentation-page-layout-name="AL2T1">
        <office:forms form:automatic-focus="false" form:apply-design-mode="false"/>
        <draw:frame presentation:style-name="pr4" draw:layer="layout" svg:width="25.199cm" svg:height="3.507cm" svg:x="1.4cm" svg:y="1.135cm" presentation:class="title" presentation:user-transformed="true">
          <draw:text-box>
            <text:p>Referencias bibliográficas</text:p>
          </draw:text-box>
        </draw:frame>
        <draw:frame presentation:style-name="pr5" draw:layer="layout" svg:width="25.199cm" svg:height="12.987cm" svg:x="1.4cm" svg:y="5.613cm" presentation:class="outline" presentation:user-transformed="true">
          <draw:text-box>
            <text:p><text:span text:style-name="T1"><text:a xlink:href="https://docs.microsoft.com/pt-br/sql/2014-toc/sql-server-transaction-locking-and-row-versioning-guide?view=sql-server-2014" xlink:type="simple">https://docs.microsoft.com/pt-br/sql/2014-toc/sql-server-transaction-locking-and-row-versioning-guide?view=sql-server-2014</text:a></text:span></text:p>
            <text:p><text:span text:style-name="T1"><text:a xlink:href="http://pgdocptbr.sourceforge.net/pg80/explicit-locking.html" xlink:type="simple">http://pgdocptbr.sourceforge.net/pg80/explicit-locking.html</text:a></text:span></text:p>
            <text:p><text:span text:style-name="T1"><text:a xlink:href="https://www.postgresql.org/docs/9.3/sql-lock.html" xlink:type="simple">https://www.postgresql.org/docs/9.3/sql-lock.html</text:a></text:span></text:p>
            <text:p><text:span text:style-name="T1"><text:a xlink:href="https://www.devmedia.com.br/transacoes-no-postgresql-locks-e-bloqueios/5164" xlink:type="simple">https://www.devmedia.com.br/transacoes-no-postgresql-locks-e-bloqueios/5164</text:a></text:span></text:p>
            <text:p><text:span text:style-name="T1"><text:a xlink:href="https://www.postgresql.org/docs/9.5/mvcc-intro.html" xlink:type="simple">https://www.postgresql.org/docs/9.5/mvcc-intro.html</text:a></text:span></text:p>
            <text:p><text:span text:style-name="T1"/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ohit Devanagari" svg:font-family="'Lohit Devanagari'" style:font-pitch="variable"/>
    <style:font-face style:name="Noto Sans CJK SC1" svg:font-family="'Noto Sans CJK SC'" style:font-pitch="variable"/>
    <style:font-face style:name="Noto Serif CJK SC" svg:font-family="'Noto Serif CJK SC'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1000003198061C09E59589771.jpg" xlink:type="simple" xlink:show="embed" xlink:actuate="onLoad"/>
    <draw:fill-image draw:name="background" xlink:href="Pictures/1000000000000421000003198061C09E59589771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fo:font-size="12pt" fo:language="pt" fo:country="BR" style:letter-kerning="true" style:font-name-asian="Lohit Devanagari" style:font-family-asian="'Lohit Devanagari'" style:font-pitch-asian="variable" style:font-size-asian="12pt" style:language-asian="hi" style:country-asian="IN" style:font-size-complex="12pt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Lohit Devanagari" style:font-family-asian="'Lohit Devanagari'" style:font-pitch-asian="variable" style:font-size-asian="18pt" style:font-weight-asian="bold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Lohit Devanagari" style:font-family-asian="'Lohit Devanagari'" style:font-pitch-asian="variable" style:font-size-asian="14pt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Lohit Devanagari" style:font-family-asian="'Lohit Devanagari'" style:font-pitch-asian="variable" style:font-size-asian="14pt" style:font-weight-asian="bold"/>
    </style:style>
    <style:style style:name="Heading_20_5" style:display-name="Heading 5" style:family="graphic">
      <style:paragraph-properties fo:margin-top="0.374cm" fo:margin-bottom="0.187cm" style:text-autospace="none"/>
      <style:text-properties style:font-name="Liberation Serif" fo:font-family="'Liberation Serif', 'Times New Roman'" style:font-family-generic="roman" style:font-pitch="variable" fo:font-size="10pt" fo:font-weight="bold" style:font-name-asian="Lohit Devanagari" style:font-family-asian="'Lohit Devanagari'" style:font-pitch-asian="variable" style:font-size-asian="10pt" style:font-weight-asian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1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top="0cm" fo:margin-bottom="0.4cm"/>
      <style:text-properties fo:font-size="28pt"/>
    </style:style>
    <style:style style:name="Lights2-outline3" style:family="presentation" style:parent-style-name="Lights2-outline2">
      <style:paragraph-properties fo:margin-top="0cm" fo:margin-bottom="0.3cm"/>
      <style:text-properties fo:font-size="24pt"/>
    </style:style>
    <style:style style:name="Lights2-outline4" style:family="presentation" style:parent-style-name="Lights2-outline3">
      <style:paragraph-properties fo:margin-top="0cm" fo:margin-bottom="0.2cm"/>
      <style:text-properties fo:font-size="20pt"/>
    </style:style>
    <style:style style:name="Lights2-outline5" style:family="presentation" style:parent-style-name="Lights2-outline4">
      <style:paragraph-properties fo:margin-top="0cm" fo:margin-bottom="0.1cm"/>
      <style:text-properties fo:font-size="20pt"/>
    </style:style>
    <style:style style:name="Lights2-outline6" style:family="presentation" style:parent-style-name="Lights2-outline5">
      <style:paragraph-properties fo:margin-top="0cm" fo:margin-bottom="0.1cm"/>
      <style:text-properties fo:font-size="20pt"/>
    </style:style>
    <style:style style:name="Lights2-outline7" style:family="presentation" style:parent-style-name="Lights2-outline6">
      <style:paragraph-properties fo:margin-top="0cm" fo:margin-bottom="0.1cm"/>
      <style:text-properties fo:font-size="20pt"/>
    </style:style>
    <style:style style:name="Lights2-outline8" style:family="presentation" style:parent-style-name="Lights2-outline7">
      <style:paragraph-properties fo:margin-top="0cm" fo:margin-bottom="0.1cm"/>
      <style:text-properties fo:font-size="20pt"/>
    </style:style>
    <style:style style:name="Lights2-outline9" style:family="presentation" style:parent-style-name="Lights2-outline8">
      <style:paragraph-properties fo:margin-top="0cm" fo:margin-bottom="0.1cm"/>
      <style:text-properties fo:font-size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office:forms form:automatic-focus="false" form:apply-design-mode="false"/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draw:frame draw:style-name="Mgr3" draw:text-style-name="MP7" draw:layer="backgroundobjects" svg:width="28.047cm" svg:height="2.634cm" svg:x="-0.047cm" svg:y="-0.034cm">
        <draw:image xlink:href="Pictures/100000000000042300000063F16A6296E8FA6AF7.jpg" xlink:type="simple" xlink:show="embed" xlink:actuate="onLoad" loext:mime-type="image/jpeg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19T17:35:24.156810674</meta:creation-date>
    <meta:editing-duration>PT6M2S</meta:editing-duration>
    <meta:editing-cycles>2</meta:editing-cycles>
    <meta:generator>LibreOffice/6.3.5.2$Linux_X86_64 LibreOffice_project/30$Build-2</meta:generator>
    <dc:title>Lights</dc:title>
    <dc:date>2020-04-19T18:02:16.650199733</dc:date>
    <meta:document-statistic meta:object-count="108"/>
  </office:meta>
</office:document-meta>
</file>